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D000000BA68D0B70AE14F4F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25.79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5.7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language="pt" fo:country="BR" officeooo:paragraph-rsid="00ad731b"/>
    </style:style>
    <style:style style:name="P2" style:family="paragraph" style:parent-style-name="Standard">
      <style:text-properties fo:language="pt" fo:country="BR" officeooo:rsid="009f7399" officeooo:paragraph-rsid="00a16b6f"/>
    </style:style>
    <style:style style:name="P3" style:family="paragraph" style:parent-style-name="Standard">
      <style:text-properties fo:language="pt" fo:country="BR" officeooo:rsid="009f7399" officeooo:paragraph-rsid="00af570d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a16b6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paragraph-rsid="00a16b6f"/>
    </style:style>
    <style:style style:name="P6" style:family="paragraph" style:parent-style-name="Standard">
      <style:paragraph-properties fo:text-align="end" style:justify-single-word="false"/>
      <style:text-properties fo:language="pt" fo:country="BR" officeooo:rsid="001aff17" officeooo:paragraph-rsid="00af570d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1f7d39" officeooo:paragraph-rsid="00af570d"/>
    </style:style>
    <style:style style:name="P8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a56d7e" style:font-size-asian="10pt" style:font-size-complex="10pt"/>
    </style:style>
    <style:style style:name="P11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ad731b" style:font-name-asian="Times New Roman2" style:font-size-asian="12pt" style:language-asian="pt" style:country-asian="PT" style:font-name-complex="Arial1" style:font-size-complex="12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ad731b" style:font-size-asian="4.34999990463257pt" style:font-weight-asian="bold" style:font-size-complex="5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P14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P1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language="pt" fo:country="BR" fo:font-weight="bold" officeooo:rsid="001aff17" officeooo:paragraph-rsid="00ad731b" style:font-size-asian="5.25pt" style:font-weight-asian="bold" style:font-size-complex="6pt"/>
    </style:style>
    <style:style style:name="P16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ad731b"/>
    </style:style>
    <style:style style:name="P17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3465a4" style:font-name="Times New Roman1" fo:font-size="12pt" fo:language="pt" fo:country="BR" officeooo:rsid="001aff17" officeooo:paragraph-rsid="00ad731b" style:font-size-asian="12pt" style:font-size-complex="12pt"/>
    </style:style>
    <style:style style:name="P18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af570d"/>
    </style:style>
    <style:style style:name="P19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af570d" style:font-size-asian="12pt" style:font-weight-asian="normal" style:font-size-complex="12pt" style:font-weight-complex="normal"/>
    </style:style>
    <style:style style:name="P20" style:family="paragraph" style:parent-style-name="Footer">
      <style:paragraph-properties fo:line-height="115%" fo:text-align="center" style:justify-single-word="false"/>
      <style:text-properties fo:font-size="12pt" officeooo:paragraph-rsid="00af570d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a16b6f" style:font-size-asian="10pt" style:font-weight-asian="bold" style:font-size-complex="10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e0367" style:font-weight-asian="bold" style:font-weight-complex="bold"/>
    </style:style>
    <style:style style:name="T8" style:family="text">
      <style:text-properties fo:font-weight="bold" officeooo:rsid="009601ae" style:font-weight-asian="bold" style:font-weight-complex="bold"/>
    </style:style>
    <style:style style:name="T9" style:family="text">
      <style:text-properties fo:font-weight="bold" officeooo:rsid="0094a087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 table:style-name="TableLine94306842344192">
          <table:table-cell table:style-name="Table7.A1" office:value-type="string">
            <text:p text:style-name="P21">TEMPO</text:p>
          </table:table-cell>
          <table:table-cell table:style-name="Table7.B1" office:value-type="string">
            <text:p text:style-name="P21">SEGUNDA-FEIRA</text:p>
          </table:table-cell>
          <table:table-cell table:style-name="Table7.C1" office:value-type="string">
            <text:p text:style-name="P21">TERÇA-FEIRA</text:p>
          </table:table-cell>
          <table:table-cell table:style-name="Table7.D1" office:value-type="string">
            <text:p text:style-name="P21">QUARTA-FEIRA</text:p>
          </table:table-cell>
          <table:table-cell table:style-name="Table7.E1" office:value-type="string">
            <text:p text:style-name="P21">QUINTA-FEIRA</text:p>
          </table:table-cell>
          <table:table-cell table:style-name="Table7.F1" office:value-type="string">
            <text:p text:style-name="P21">SEXTA-FEIRA</text:p>
          </table:table-cell>
          <table:table-cell table:style-name="Table7.G1" office:value-type="string">
            <text:p text:style-name="P21">SÁBADO</text:p>
          </table:table-cell>
        </table:table-row>
      </table:table>
      <text:p text:style-name="P5"><text:bookmark text:name="__DdeLink__22984_4045591709"/><text:placeholder text:placeholder-type="text">&lt;for each="time in (classe_teacher_timerules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 table:style-name="TableLine94306780833024">
          <table:table-cell table:style-name="Table8.A1" office:value-type="string">
            <text:p text:style-name="P8"><text:bookmark-start text:name="__DdeLink__26381_4045591709"/><text:placeholder text:placeholder-type="text" text:description="Nome">&lt;time[1]&gt;</text:placeholder><text:bookmark-end text:name="__DdeLink__26381_4045591709"/></text:p>
            <text:p text:style-name="P8"><text:placeholder text:placeholder-type="text" text:description="Nome">&lt;time[2]&gt;</text:placeholder>/<text:placeholder text:placeholder-type="text" text:description="Nome">&lt;time[3]&gt;</text:placeholder></text:p>
          </table:table-cell>
          <table:table-cell table:style-name="Table8.A1" office:value-type="string">
            <text:p text:style-name="P9"><text:bookmark-start text:name="__DdeLink__414_19329076371"/><text:bookmark text:name="__DdeLink__15747_12378319061"/><text:placeholder text:placeholder-type="text" text:description="Nome">&lt;time[4]&gt;</text:placeholder><text:bookmark-end text:name="__DdeLink__414_19329076371"/><text:bookmark text:name="__DdeLink__15752_12378319061"/></text:p>
          </table:table-cell>
          <table:table-cell table:style-name="Table8.A1" office:value-type="string">
            <text:p text:style-name="P10"><text:placeholder text:placeholder-type="text" text:description="Nome">&lt;time[5]&gt;</text:placeholder></text:p>
          </table:table-cell>
          <table:table-cell table:style-name="Table8.A1" office:value-type="string">
            <text:p text:style-name="P10"><text:placeholder text:placeholder-type="text" text:description="Nome">&lt;time[6]&gt;</text:placeholder></text:p>
          </table:table-cell>
          <table:table-cell table:style-name="Table8.A1" office:value-type="string">
            <text:p text:style-name="P10"><text:placeholder text:placeholder-type="text" text:description="Nome">&lt;time[7]&gt;</text:placeholder></text:p>
          </table:table-cell>
          <table:table-cell table:style-name="Table8.A1" office:value-type="string">
            <text:p text:style-name="P10"><text:placeholder text:placeholder-type="text" text:description="Nome">&lt;time[8]&gt;</text:placeholder></text:p>
          </table:table-cell>
          <table:table-cell table:style-name="Table8.G1" office:value-type="string">
            <text:p text:style-name="P10"><text:placeholder text:placeholder-type="text" text:description="Nome">&lt;time[9]&gt;</text:placeholder></text:p>
          </table:table-cell>
        </table:table-row>
      </table:table>
      <text:p text:style-name="P3"><text:placeholder text:placeholder-type="text">&lt;/for&gt;</text:placeholder></text:p>
      <text:p text:style-name="P19"/>
      <text:p text:style-name="P20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8"><text:tab/></text:p>
      <text:p text:style-name="P7"/>
      <text:p text:style-name="P6"><text:span text:style-name="T8">Documento </text:span><text:bookmark-start text:name="__DdeLink__1831_38469859251"/><text:span text:style-name="T8">g</text:span><text:bookmark-end text:name="__DdeLink__1831_38469859251"/><text:span text:style-name="T7">erado </text:span><text:span text:style-name="T9">a</text:span><text:span text:style-name="T6">:</text:span> <text:placeholder text:placeholder-type="text" text:description="Descrição">&lt;create_date&gt;</text:placeholder><text:s/><text:placeholder text:placeholder-type="text">&lt;datetime.datetime.now().strftime('%H:%M:%S')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ad731b"/>
    </style:style>
    <style:style style:name="MP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ad731b" style:font-name-asian="Times New Roman2" style:font-size-asian="12pt" style:language-asian="pt" style:country-asian="PT" style:font-name-complex="Arial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ad731b" style:font-size-asian="4.34999990463257pt" style:font-weight-asian="bold" style:font-size-complex="5pt"/>
    </style:style>
    <style:style style:name="M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MP6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MP7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ad731b"/>
    </style:style>
    <style:style style:name="M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language="pt" fo:country="BR" fo:font-weight="bold" officeooo:rsid="001aff17" officeooo:paragraph-rsid="00ad731b" style:font-size-asian="5.25pt" style:font-weight-asian="bold" style:font-size-complex="6pt"/>
    </style:style>
    <style:style style:name="MP9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3465a4" style:font-name="Times New Roman1" fo:font-size="12pt" fo:language="pt" fo:country="BR" officeooo:rsid="001aff17" officeooo:paragraph-rsid="00ad731b" style:font-size-asian="12pt" style:font-size-complex="12pt"/>
    </style:style>
    <style:style style:name="M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M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0.996cm" svg:y="-0.346cm" svg:width="2.856cm" svg:height="2.182cm" draw:z-index="0"><draw:image xlink:href="Pictures/10000000000000CD000000BA68D0B70AE14F4FF2.png" xlink:type="simple" xlink:show="embed" xlink:actuate="onLoad" loext:mime-type="image/png"/><draw:contour-polygon svg:width="2.326cm" svg:height="2.098cm" svg:viewBox="0 0 2326 2098" draw:points="14,0 14,2098 2340,2098 2340,0" draw:recreate-on-edit="false"/></draw:frame></text:p>
        <text:p text:style-name="MP2"><draw:custom-shape text:anchor-type="paragraph" draw:z-index="1" draw:name="Caixa de texto 307_0" draw:style-name="Mgr1" draw:text-style-name="MP3" svg:width="5.795cm" svg:height="1.959cm" svg:x="-2.445cm" svg:y="-0.2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/>
        <text:p text:style-name="MP4"/>
        <text:p text:style-name="MP4"/>
        <text:p text:style-name="MP5">ANDAP HOUSE COLLEGE</text:p>
        <text:p text:style-name="MP6">ESCOLA DE MAGISTÉRIO PRIVADO DE LÍNGUAS</text:p>
        <text:p text:style-name="MP7"><text:span text:style-name="MT1"><text:s text:c="3"/></text:span><text:span text:style-name="MT2">Licença nº26/016</text:span></text:p>
        <text:p text:style-name="MP8"/>
        <text:p text:style-name="MP9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65</meta:editing-cycles>
    <meta:editing-duration>PT14H13M50S</meta:editing-duration>
    <dc:date>2024-02-08T02:28:08.848967674</dc:date>
    <meta:generator>LibreOffice/6.4.7.2$Linux_X86_64 LibreOffice_project/40$Build-2</meta:generator>
    <meta:document-statistic meta:table-count="3" meta:image-count="1" meta:object-count="0" meta:page-count="1" meta:paragraph-count="24" meta:word-count="44" meta:character-count="417" meta:non-whitespace-character-count="392"/>
  </office:meta>
</office:document-meta>
</file>